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9.5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8.9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9.1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9.1cm"/>
    </style:style>
    <style:style style:name="gr11" style:family="graphic" style:parent-style-name="standard">
      <style:graphic-properties draw:textarea-horizontal-align="justify" draw:textarea-vertical-align="middle" draw:auto-grow-height="false" fo:min-height="1.85cm" fo:min-width="9.1cm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9.2cm"/>
    </style:style>
    <style:style style:name="gr13" style:family="graphic" style:parent-style-name="standard">
      <style:graphic-properties draw:textarea-horizontal-align="justify" draw:textarea-vertical-align="middle" draw:auto-grow-height="false" fo:min-height="1.85cm" fo:min-width="9.3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9.5cm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9.7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7.9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8.8cm"/>
    </style:style>
    <style:style style:name="gr18" style:family="graphic" style:parent-style-name="standard">
      <style:graphic-properties draw:textarea-horizontal-align="justify" draw:textarea-vertical-align="middle" draw:auto-grow-height="false" fo:min-height="2.55cm" fo:min-width="7.1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9cm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9cm"/>
    </style:style>
    <style:style style:name="gr21" style:family="graphic" style:parent-style-name="standard">
      <style:graphic-properties draw:textarea-horizontal-align="justify" draw:textarea-vertical-align="middle" draw:auto-grow-height="false" fo:min-height="2.95cm" fo:min-width="9cm"/>
    </style:style>
    <style:style style:name="gr22" style:family="graphic" style:parent-style-name="standard">
      <style:graphic-properties draw:textarea-horizontal-align="justify" draw:textarea-vertical-align="middle" draw:auto-grow-height="false" fo:min-height="2.45cm" fo:min-width="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cm" svg:height="1.3cm" svg:x="1cm" svg:y="23.3cm">
          <text:p text:style-name="P1">Fil électronique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6.2cm" svg:height="2.4cm" svg:x="7cm" svg:y="7.5cm">
          <text:p text:style-name="P1">Offrir aux lecteurs une</text:p>
          <text:p text:style-name="P1">expérience interactive</text:p>
          <text:p text:style-name="P1">avec le jour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8cm" svg:y1="23.95cm" svg:x2="7cm" svg:y2="8.7cm" draw:start-shape="id1" draw:start-glue-point="1" draw:end-shape="id2" draw:end-glue-point="3" svg:d="M5800 23950h600v-15250h600" svg:viewBox="0 0 1201 15251">
          <text:p/>
        </draw:connector>
        <draw:custom-shape draw:style-name="gr4" draw:text-style-name="P1" xml:id="id3" draw:id="id3" draw:layer="layout" svg:width="5.5cm" svg:height="1.6cm" svg:x="15.5cm" svg:y="4.7cm">
          <text:p text:style-name="P1">Offrir un contenu</text:p>
          <text:p text:style-name="P1">publié de qual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6cm" svg:height="2.2cm" svg:x="15.6cm" svg:y="11.8cm">
          <text:p text:style-name="P1">Donner un espace</text:p>
          <text:p text:style-name="P1">d'expression pour</text:p>
          <text:p text:style-name="P1">le lect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5.9cm" svg:height="1.7cm" svg:x="15.3cm" svg:y="18.4cm">
          <text:p text:style-name="P1">Faciliter la navigation</text:p>
          <text:p text:style-name="P1">sur le s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10cm" svg:height="2.3cm" svg:x="23.2cm" svg:y="1.2cm">
          <text:p text:style-name="P1">Mettre en avant</text:p>
          <text:p text:style-name="P1">des informations phares</text:p>
          <text:p text:style-name="P1">(rubriques, articles, commentaire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7" draw:id="id7" draw:layer="layout" svg:width="9.4cm" svg:height="2.2cm" svg:x="23.3cm" svg:y="4.4cm">
          <text:p text:style-name="P1">Sélectionner rigoureusement</text:p>
          <text:p text:style-name="P1">&amp; systématiquement</text:p>
          <text:p text:style-name="P1">les articles avant pub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8" draw:id="id8" draw:layer="layout" svg:width="9.6cm" svg:height="2.3cm" svg:x="23.3cm" svg:y="7.7cm">
          <text:p text:style-name="P1">Modérer les commentaires</text:p>
          <text:p text:style-name="P1">jugés inapproprié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9" draw:id="id9" draw:layer="layout" svg:width="9.6cm" svg:height="1.9cm" svg:x="23.3cm" svg:y="12cm">
          <text:p text:style-name="P1">Permettre au lecteur de donner</text:p>
          <text:p text:style-name="P1">son avis <text:span text:style-name="T1">via</text:span> un système</text:p>
          <text:p text:style-name="P1">de commentai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0" draw:id="id10" draw:layer="layout" svg:width="9.6cm" svg:height="2.1cm" svg:x="23.5cm" svg:y="15.6cm">
          <text:p text:style-name="P1">Permettre de trouver facilement</text:p>
          <text:p text:style-name="P1">une information recherch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1" draw:id="id11" draw:layer="layout" svg:width="9.7cm" svg:height="2.5cm" svg:x="23.4cm" svg:y="21.8cm">
          <text:p text:style-name="P1">Aiguiller la navigation vers des </text:p>
          <text:p text:style-name="P1">articles qui pourraient intéresser</text:p>
          <text:p text:style-name="P1">le lecteu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35cm" svg:x1="13.2cm" svg:y1="8.7cm" svg:x2="15.5cm" svg:y2="5.5cm" draw:start-shape="id2" draw:start-glue-point="1" draw:end-shape="id3" draw:end-glue-point="3" svg:d="M13200 8700h800v-3200h1500" svg:viewBox="0 0 2301 3201">
          <text:p/>
        </draw:connector>
        <draw:connector draw:style-name="gr3" draw:text-style-name="P1" draw:layer="layout" draw:line-skew="-0.4cm" svg:x1="13.2cm" svg:y1="8.7cm" svg:x2="15.6cm" svg:y2="12.9cm" draw:start-shape="id2" draw:start-glue-point="1" draw:end-shape="id4" svg:d="M13200 8700h800v4200h1600" svg:viewBox="0 0 2401 4201">
          <text:p/>
        </draw:connector>
        <draw:connector draw:style-name="gr3" draw:text-style-name="P1" draw:layer="layout" draw:line-skew="-0.25cm" svg:x1="13.2cm" svg:y1="8.7cm" svg:x2="15.3cm" svg:y2="19.25cm" draw:start-shape="id2" draw:start-glue-point="1" draw:end-shape="id5" svg:d="M13200 8700h800v10550h1300" svg:viewBox="0 0 2101 10551">
          <text:p/>
        </draw:connector>
        <draw:connector draw:style-name="gr3" draw:text-style-name="P1" draw:layer="layout" draw:line-skew="-0.1cm" svg:x1="21cm" svg:y1="5.5cm" svg:x2="23.2cm" svg:y2="2.35cm" draw:start-shape="id3" draw:start-glue-point="1" draw:end-shape="id6" draw:end-glue-point="3" svg:d="M21000 5500h1000v-3150h1200" svg:viewBox="0 0 2201 3151">
          <text:p/>
        </draw:connector>
        <draw:connector draw:style-name="gr3" draw:text-style-name="P1" draw:layer="layout" svg:x1="21cm" svg:y1="5.5cm" svg:x2="23.3cm" svg:y2="5.5cm" draw:start-shape="id3" draw:start-glue-point="1" draw:end-shape="id7" draw:end-glue-point="3" svg:d="M21000 5500h2300" svg:viewBox="0 0 2301 1">
          <text:p/>
        </draw:connector>
        <draw:connector draw:style-name="gr3" draw:text-style-name="P1" draw:layer="layout" draw:line-skew="-0.15cm" svg:x1="21cm" svg:y1="5.5cm" svg:x2="23.3cm" svg:y2="8.85cm" draw:start-shape="id3" draw:start-glue-point="1" draw:end-shape="id8" svg:d="M21000 5500h1000v3350h1300" svg:viewBox="0 0 2301 3351">
          <text:p/>
        </draw:connector>
        <draw:connector draw:style-name="gr3" draw:text-style-name="P1" draw:layer="layout" svg:x1="21.2cm" svg:y1="12.9cm" svg:x2="23.3cm" svg:y2="12.95cm" draw:start-shape="id4" draw:start-glue-point="1" draw:end-shape="id9" draw:end-glue-point="3" svg:d="M21200 12900h1050v50h1050" svg:viewBox="0 0 2101 51">
          <text:p/>
        </draw:connector>
        <draw:connector draw:style-name="gr3" draw:text-style-name="P1" draw:layer="layout" svg:x1="21.2cm" svg:y1="19.25cm" svg:x2="23.5cm" svg:y2="16.65cm" draw:start-shape="id5" draw:start-glue-point="1" draw:end-shape="id10" draw:end-glue-point="3" svg:d="M21200 19250h1150v-2600h1150" svg:viewBox="0 0 2301 2601">
          <text:p/>
        </draw:connector>
        <draw:connector draw:style-name="gr3" draw:text-style-name="P1" draw:layer="layout" svg:x1="21.2cm" svg:y1="19.25cm" svg:x2="23.4cm" svg:y2="23.05cm" draw:start-shape="id5" draw:start-glue-point="1" draw:end-shape="id11" draw:end-glue-point="3" svg:d="M21200 19250h1100v3800h1100" svg:viewBox="0 0 2201 3801">
          <text:p/>
        </draw:connector>
        <draw:custom-shape draw:style-name="gr13" draw:text-style-name="P1" xml:id="id12" draw:id="id12" draw:layer="layout" svg:width="9.8cm" svg:height="2.1cm" svg:x="36.1cm" svg:y="13.8cm">
          <text:p text:style-name="P1">Permettre la recherche d'un mot</text:p>
          <text:p text:style-name="P1">ou d'une id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3" draw:id="id13" draw:layer="layout" svg:width="10cm" svg:height="2cm" svg:x="35.9cm" svg:y="18.1cm">
          <text:p text:style-name="P1">Trier les articles selon des thè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4" draw:id="id14" draw:layer="layout" svg:width="10.2cm" svg:height="3cm" svg:x="35.9cm" svg:y="21.6cm">
          <text:p text:style-name="P1">Lier des articles entre eux et</text:p>
          <text:p text:style-name="P1">permettre au lecteur de naviguer</text:p>
          <text:p text:style-name="P1">entre ces derni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5" draw:id="id15" draw:layer="layout" svg:width="8.4cm" svg:height="2cm" svg:x="48.2cm" svg:y="13.9cm">
          <text:p text:style-name="P1">Associer des mots clés à des</text:p>
          <text:p text:style-name="P1">art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6" draw:id="id16" draw:layer="layout" svg:width="9.3cm" svg:height="2.4cm" svg:x="47.9cm" svg:y="18.3cm">
          <text:p text:style-name="P1">Classer les articles dans des</text:p>
          <text:p text:style-name="P1">rubriques et des sous-rubriqu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3.1cm" svg:y1="16.65cm" svg:x2="36.1cm" svg:y2="14.85cm" draw:start-shape="id10" draw:start-glue-point="1" draw:end-shape="id12" draw:end-glue-point="3" svg:d="M33100 16650h1500v-1800h1500" svg:viewBox="0 0 3001 1801">
          <text:p/>
        </draw:connector>
        <draw:connector draw:style-name="gr3" draw:text-style-name="P1" draw:layer="layout" draw:line-skew="0.1cm" svg:x1="33.1cm" svg:y1="16.65cm" svg:x2="35.9cm" svg:y2="19.1cm" draw:start-shape="id10" draw:start-glue-point="1" draw:end-shape="id13" svg:d="M33100 16650h1500v2450h1300" svg:viewBox="0 0 2801 2451">
          <text:p/>
        </draw:connector>
        <draw:connector draw:style-name="gr3" draw:text-style-name="P1" draw:layer="layout" svg:x1="33.1cm" svg:y1="23.05cm" svg:x2="35.9cm" svg:y2="23.1cm" draw:start-shape="id11" draw:start-glue-point="1" draw:end-shape="id14" draw:end-glue-point="3" svg:d="M33100 23050h1400v50h1400" svg:viewBox="0 0 2801 51">
          <text:p/>
        </draw:connector>
        <draw:connector draw:style-name="gr3" draw:text-style-name="P1" draw:layer="layout" svg:x1="45.9cm" svg:y1="14.85cm" svg:x2="48.2cm" svg:y2="14.9cm" draw:start-shape="id12" draw:start-glue-point="1" draw:end-shape="id15" draw:end-glue-point="3" svg:d="M45900 14850h1150v50h1150" svg:viewBox="0 0 2301 51">
          <text:p/>
        </draw:connector>
        <draw:connector draw:style-name="gr3" draw:text-style-name="P1" draw:layer="layout" svg:x1="45.9cm" svg:y1="19.1cm" svg:x2="47.9cm" svg:y2="19.5cm" draw:start-shape="id13" draw:start-glue-point="1" draw:end-shape="id16" draw:end-glue-point="3" svg:d="M45900 19100h1000v400h1000" svg:viewBox="0 0 2001 401">
          <text:p/>
        </draw:connector>
        <draw:custom-shape draw:style-name="gr18" draw:text-style-name="P1" xml:id="id17" draw:id="id17" draw:layer="layout" svg:width="7.6cm" svg:height="2.8cm" svg:x="7cm" svg:y="33.6cm">
          <text:p text:style-name="P1">Donner un outil de gestion</text:p>
          <text:p text:style-name="P1">efficace pour une équipe</text:p>
          <text:p text:style-name="P1">étudia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8" draw:id="id18" draw:layer="layout" svg:width="9.5cm" svg:height="2.4cm" svg:x="16.8cm" svg:y="29.2cm">
          <text:p text:style-name="P1">Décomposer les rôles</text:p>
          <text:p text:style-name="P1"><text:s/>comme dans un vrai journ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19" draw:id="id19" draw:layer="layout" svg:width="9.5cm" svg:height="2.5cm" svg:x="16.8cm" svg:y="37.7cm">
          <text:p text:style-name="P1">Garder une trace de toutes les</text:p>
          <text:p text:style-name="P1">actions effectuées sur le s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20" draw:id="id20" draw:layer="layout" svg:width="9.5cm" svg:height="3.2cm" svg:x="29.3cm" svg:y="26.3cm">
          <text:p text:style-name="P1">Séparation l'administration</text:p>
          <text:p text:style-name="P1">du site et la rédaction/gestion</text:p>
          <text:p text:style-name="P1">des art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21" draw:id="id21" draw:layer="layout" svg:width="9.5cm" svg:height="2.7cm" svg:x="29.3cm" svg:y="32.5cm">
          <text:p text:style-name="P1">Permettre une gestion</text:p>
          <text:p text:style-name="P1">facile et intelligente des</text:p>
          <text:p text:style-name="P1">permiss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8cm" svg:y1="23.95cm" svg:x2="7cm" svg:y2="35cm" draw:start-shape="id1" draw:start-glue-point="1" draw:end-shape="id17" draw:end-glue-point="3" svg:d="M5800 23950h600v11050h600" svg:viewBox="0 0 1201 11051">
          <text:p/>
        </draw:connector>
        <draw:connector draw:style-name="gr3" draw:text-style-name="P1" draw:layer="layout" svg:x1="14.6cm" svg:y1="35cm" svg:x2="16.8cm" svg:y2="30.4cm" draw:start-shape="id17" draw:start-glue-point="1" draw:end-shape="id18" draw:end-glue-point="3" svg:d="M14600 35000h1100v-4600h1100" svg:viewBox="0 0 2201 4601">
          <text:p/>
        </draw:connector>
        <draw:connector draw:style-name="gr3" draw:text-style-name="P1" draw:layer="layout" svg:x1="14.6cm" svg:y1="35cm" svg:x2="16.8cm" svg:y2="38.95cm" draw:start-shape="id17" draw:start-glue-point="1" draw:end-shape="id19" draw:end-glue-point="3" svg:d="M14600 35000h1100v3950h1100" svg:viewBox="0 0 2201 3951">
          <text:p/>
        </draw:connector>
        <draw:connector draw:style-name="gr3" draw:text-style-name="P1" draw:layer="layout" svg:x1="26.3cm" svg:y1="30.4cm" svg:x2="29.3cm" svg:y2="27.9cm" draw:start-shape="id18" draw:start-glue-point="1" draw:end-shape="id20" draw:end-glue-point="3" svg:d="M26300 30400h1500v-2500h1500" svg:viewBox="0 0 3001 2501">
          <text:p/>
        </draw:connector>
        <draw:connector draw:style-name="gr3" draw:text-style-name="P1" draw:layer="layout" svg:x1="26.3cm" svg:y1="30.4cm" svg:x2="29.3cm" svg:y2="33.85cm" draw:start-shape="id18" draw:start-glue-point="1" draw:end-shape="id21" draw:end-glue-point="3" svg:d="M26300 30400h1500v3450h1500" svg:viewBox="0 0 3001 3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6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10:14:30.468564093</meta:creation-date>
    <dc:date>2015-03-21T17:18:14.416000000</dc:date>
    <meta:editing-duration>PT25M1S</meta:editing-duration>
    <meta:editing-cycles>4</meta:editing-cycles>
    <meta:generator>LibreOffice/4.4.1.2$Windows_x86 LibreOffice_project/45e2de17089c24a1fa810c8f975a7171ba4cd432</meta:generator>
    <dc:creator>Baptiste Perraud</dc:creator>
    <meta:document-statistic meta:object-count="41"/>
  </office:meta>
</office:document-meta>
</file>